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 table:number-rows-repeated="7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24])" office:value-type="currency" office:currency="BRL" office:value="148.84" calcext:value-type="currency">
            <text:p>R$ 148,8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13:22:56.5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7.2$Windows_x86 LibreOffice_project/8a35821d8636a03b8bf4e15b48f59794652c68ba</meta:generator>
    <dc:date>2015-09-03T13:33:53.788000000</dc:date>
    <meta:editing-duration>PT2H51M51S</meta:editing-duration>
    <meta:editing-cycles>39</meta:editing-cycles>
    <dc:creator>Felipe Rodrigues</dc:creator>
    <meta:document-statistic meta:table-count="1" meta:cell-count="63" meta:object-count="0"/>
  </office:meta>
</office:document-meta>
</file>